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Dashed"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xml:id="id1" draw:id="id1" draw:layer="layout" svg:width="3cm" svg:height="2cm" svg:x="4cm" svg:y="4cm">
          <text:p text:style-name="P1">us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cm" svg:height="2cm" svg:x="10cm" svg:y="4cm">
          <text:p text:style-name="P1">accepto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cm" svg:height="2cm" svg:x="14cm" svg:y="8cm">
          <text:p text:style-name="P1">sock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cm" svg:y1="5cm" svg:x2="10cm" svg:y2="5cm" draw:start-shape="id1" draw:start-glue-point="1" draw:end-shape="id2" draw:end-glue-point="3" svg:d="m7000 5000h3000">
          <text:p text:style-name="P1">bind</text:p>
        </draw:connector>
        <draw:connector draw:style-name="gr2" draw:text-style-name="P1" draw:layer="layout" svg:x1="13cm" svg:y1="5cm" svg:x2="15.5cm" svg:y2="8cm" draw:start-shape="id2" draw:start-glue-point="1" draw:end-shape="id3" draw:end-glue-point="0" svg:d="m13000 5000h2500v3000">
          <text:p text:style-name="P1">accept</text:p>
        </draw:connector>
        <draw:custom-shape draw:style-name="gr1" draw:text-style-name="P1" xml:id="id4" draw:id="id4" draw:layer="layout" svg:width="4cm" svg:height="2cm" svg:x="4cm" svg:y="8cm">
          <text:p text:style-name="P1">cache_pool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cm" svg:y1="9cm" svg:x2="8cm" svg:y2="9cm" draw:start-shape="id3" draw:start-glue-point="3" draw:end-shape="id4" draw:end-glue-point="1" svg:d="m14000 9000h-6000">
          <text:p text:style-name="P1">add/rmv socke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hort_20_line_20_Arrow" draw:display-name="Short line Arrow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4:52:33</meta:creation-date>
    <dc:date>2014-03-03T20:35:29</dc:date>
    <meta:editing-duration>PT30M23S</meta:editing-duration>
    <meta:editing-cycles>10</meta:editing-cycles>
    <meta:generator>LibreOffice/3.6$Linux_X86_64 LibreOffice_project/360m1$Build-2</meta:generator>
    <meta:document-statistic meta:object-count="7"/>
  </office:meta>
</office:document-meta>
</file>